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BenchmarkResults" style:family="table">
      <style:table-properties style:width="6.925in" table:align="margins" style:may-break-between-rows="true" table:border-model="collapsing"/>
    </style:style>
    <style:style style:name="BenchmarkResults.A" style:family="table-column">
      <style:table-column-properties style:column-width="1.7313in" style:rel-column-width="16383*"/>
    </style:style>
    <style:style style:name="BenchmarkResults.B" style:family="table-column">
      <style:table-column-properties style:column-width="1.7313in" style:rel-column-width="16384*"/>
    </style:style>
    <style:style style:name="BenchmarkResults.1" style:family="table-row">
      <style:table-row-properties fo:keep-together="auto"/>
    </style:style>
    <style:style style:name="BenchmarkResults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BenchmarkResults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BenchmarkResults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BenchmarkResults.B3" style:family="table-cell">
      <style:table-cell-properties fo:background-color="#dddddd" fo:padding="0in" fo:border="none" style:writing-mode="page">
        <style:background-image/>
      </style:table-cell-properties>
    </style:style>
    <style:style style:name="BenchmarkResults.C3" style:family="table-cell">
      <style:table-cell-properties fo:background-color="#dddddd" fo:padding="0in" fo:border="none" style:writing-mode="page">
        <style:background-image/>
      </style:table-cell-properties>
    </style:style>
    <style:style style:name="BenchmarkResults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A4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BenchmarkResult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BenchmarkResults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BenchmarkResults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5" style:family="table-row">
      <style:table-row-properties style:min-row-height="0.2257in" fo:keep-together="auto"/>
    </style:style>
    <style:style style:name="BenchmarkResults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BenchmarkResults.B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BenchmarkResults.C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BenchmarkResults.D5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0.2257in" fo:keep-together="auto"/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5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3f050" officeooo:paragraph-rsid="00156b11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Heading_20_3">
      <style:text-properties officeooo:rsid="0021bb86" officeooo:paragraph-rsid="0021bb86"/>
    </style:style>
    <style:style style:name="P9" style:family="paragraph" style:parent-style-name="Text_20_body">
      <style:text-properties officeooo:rsid="002924c3" officeooo:paragraph-rsid="002924c3"/>
    </style:style>
    <style:style style:name="P1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3bba3" officeooo:paragraph-rsid="0023bb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8db3" officeooo:paragraph-rsid="00278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24c3" officeooo:paragraph-rsid="00292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86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86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21bb86" officeooo:paragraph-rsid="0021bb86"/>
    </style:style>
    <style:style style:name="P18" style:family="paragraph" style:parent-style-name="Text_20_body">
      <style:text-properties officeooo:rsid="002924c3" officeooo:paragraph-rsid="002b1362"/>
    </style:style>
    <style:style style:name="P1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3bba3" officeooo:paragraph-rsid="002b13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8db3" officeooo:paragraph-rsid="002b13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24c3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44d2" officeooo:paragraph-rsid="004544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officeooo:rsid="0021bb86" officeooo:paragraph-rsid="002b13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1e3" style:font-weight-asian="bold" style:font-weight-complex="bold"/>
    </style:style>
    <style:style style:name="T3" style:family="text">
      <style:text-properties officeooo:rsid="001c89aa"/>
    </style:style>
    <style:style style:name="T4" style:family="text">
      <style:text-properties officeooo:rsid="00220acf"/>
    </style:style>
    <style:style style:name="T5" style:family="text">
      <style:text-properties officeooo:rsid="002f7e42"/>
    </style:style>
    <style:style style:name="T6" style:family="text">
      <style:text-properties officeooo:rsid="00315293"/>
    </style:style>
    <style:style style:name="T7" style:family="text">
      <style:text-properties officeooo:rsid="00328a51"/>
    </style:style>
    <style:style style:name="T8" style:family="text">
      <style:text-properties officeooo:rsid="00337b55"/>
    </style:style>
    <style:style style:name="T9" style:family="text">
      <style:text-properties officeooo:rsid="003700a0"/>
    </style:style>
    <style:style style:name="T10" style:family="text">
      <style:text-properties officeooo:rsid="0039d2d0"/>
    </style:style>
    <style:style style:name="T11" style:family="text">
      <style:text-properties officeooo:rsid="003d9ef3"/>
    </style:style>
    <style:style style:name="T12" style:family="text">
      <style:text-properties officeooo:rsid="003fb54c"/>
    </style:style>
    <style:style style:name="T13" style:family="text">
      <style:text-properties officeooo:rsid="00424edf"/>
    </style:style>
    <style:style style:name="T14" style:family="text">
      <style:text-properties officeooo:rsid="004544d2"/>
    </style:style>
    <style:style style:name="T15" style:family="text">
      <style:text-properties officeooo:rsid="002df17d"/>
    </style:style>
    <style:style style:name="T16" style:family="text">
      <style:text-properties officeooo:rsid="00312abd"/>
    </style:style>
    <style:style style:name="T17" style:family="text">
      <style:text-properties officeooo:rsid="00324369"/>
    </style:style>
    <style:style style:name="T18" style:family="text">
      <style:text-properties officeooo:rsid="003511f5"/>
    </style:style>
    <style:style style:name="T19" style:family="text">
      <style:text-properties officeooo:rsid="0038b967"/>
    </style:style>
    <style:style style:name="T20" style:family="text">
      <style:text-properties officeooo:rsid="003a0fcd"/>
    </style:style>
    <style:style style:name="T21" style:family="text">
      <style:text-properties officeooo:rsid="003ef9d0"/>
    </style:style>
    <style:style style:name="T22" style:family="text">
      <style:text-properties officeooo:rsid="00410a6a"/>
    </style:style>
    <style:style style:name="T23" style:family="text">
      <style:text-properties officeooo:rsid="0042140f"/>
    </style:style>
    <style:style style:name="T24" style:family="text">
      <style:text-properties officeooo:rsid="0021bb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inkDB TCP/IP Connection Management Design Document</text:h>
      <text:h text:style-name="Heading_20_3" text:outline-level="3">1. Overview</text:h>
      <text:p text:style-name="Text_20_body">The connection management layer in BlinkDB is responsible for <text:span text:style-name="T1">efficiently handling multiple client connections</text:span> using an <text:span text:style-name="T1">event-driven approach </text:span><text:span text:style-name="T2">(epoll)</text:span>. This ensures <text:span text:style-name="T1">low latency and high throughput</text:span> while minimizing resource consumption.</text:p>
      <text:h text:style-name="Heading_20_3" text:outline-level="3">2. Design Decisions</text:h>
      <text:h text:style-name="Heading_20_4" text:outline-level="4">2.1 Event-Driven I/O Multiplexing</text:h>
      <text:list text:style-name="L1">
        <text:list-item>
          <text:p text:style-name="P1"><text:span text:style-name="Strong_20_Emphasis">Purpose</text:span>: Efficiently handle multiple client connections without blocking.</text:p>
        </text:list-item>
        <text:list-item>
          <text:p text:style-name="P1"><text:span text:style-name="Strong_20_Emphasis">Implementation</text:span>: Uses <text:span text:style-name="Source_20_Text">epoll()</text:span> for asynchronous event handling.</text:p>
        </text:list-item>
        <text:list-item>
          <text:p text:style-name="P2"><text:span text:style-name="T1">Advantages</text:span>:</text:p>
          <text:list>
            <text:list-item>
              <text:p text:style-name="P2">High scalability with minimal overhead.</text:p>
            </text:list-item>
          </text:list>
        </text:list-item>
        <text:list-item>
          <text:p text:style-name="P1"><text:span text:style-name="Strong_20_Emphasis">Trade-offs</text:span>:</text:p>
          <text:list>
            <text:list-item>
              <text:p text:style-name="P1">Slightly complex to implement compared to a thread-per-connection model.</text:p>
            </text:list-item>
          </text:list>
        </text:list-item>
      </text:list>
      <text:h text:style-name="Heading_20_4" text:outline-level="4">2.2 Connection Handling</text:h>
      <text:list text:style-name="L2">
        <text:list-item>
          <text:p text:style-name="P3"><text:span text:style-name="Strong_20_Emphasis">Accepting Connections</text:span>: The server listens on a designated port (9001) and accepts incoming connections.</text:p>
        </text:list-item>
        <text:list-item>
          <text:p text:style-name="P3"><text:span text:style-name="Strong_20_Emphasis">Non-Blocking Sockets</text:span>: All connections are set to non-blocking mode to prevent blocking operations from slowing down the server.</text:p>
        </text:list-item>
        <text:list-item>
          <text:p text:style-name="P3"><text:span text:style-name="Strong_20_Emphasis">Trade-offs</text:span>:</text:p>
          <text:list>
            <text:list-item>
              <text:p text:style-name="P3">Requires careful state management for handling partial reads/writes.</text:p>
            </text:list-item>
          </text:list>
        </text:list-item>
      </text:list>
      <text:h text:style-name="Heading_20_4" text:outline-level="4">2.3 RESP-2 Protocol Parsing</text:h>
      <text:list text:style-name="L3">
        <text:list-item>
          <text:p text:style-name="P4"><text:span text:style-name="Strong_20_Emphasis">Purpose</text:span>: Efficiently process incoming Redis-style commands.</text:p>
        </text:list-item>
        <text:list-item>
          <text:p text:style-name="P4"><text:span text:style-name="Strong_20_Emphasis">Implementation</text:span>: A <text:span text:style-name="T1">lightweight RESP-2</text:span> <text:span text:style-name="T1">parser </text:span>decodes commands and delegates them to the database engine.</text:p>
        </text:list-item>
        <text:list-item>
          <text:p text:style-name="P4"><text:span text:style-name="Strong_20_Emphasis">Trade-offs</text:span>:</text:p>
          <text:list>
            <text:list-item>
              <text:p text:style-name="P4">Simpler than RESP-3, but does not support streaming capabilities.</text:p>
            </text:list-item>
            <text:list-item>
              <text:p text:style-name="P4">Slight parsing overhead, but negligible due to its lightweight nature.</text:p>
            </text:list-item>
          </text:list>
        </text:list-item>
      </text:list>
      <text:h text:style-name="Heading_20_4" text:outline-level="4">2.4 Request Processing Pipeline</text:h>
      <text:list text:style-name="L4">
        <text:list-item>
          <text:p text:style-name="P5"><text:span text:style-name="Strong_20_Emphasis">Read Event Handling</text:span>: The event loop detects readable sockets and buffers incoming data.</text:p>
        </text:list-item>
        <text:list-item>
          <text:p text:style-name="P5"><text:soft-page-break/><text:span text:style-name="Strong_20_Emphasis">Command Parsing</text:span>: The RESP-2 parser extracts complete commands and dispatches them to the database engine.</text:p>
        </text:list-item>
        <text:list-item>
          <text:p text:style-name="P5"><text:span text:style-name="Strong_20_Emphasis">Execution</text:span>: The database engine processes commands (<text:span text:style-name="Source_20_Text">SET</text:span>, <text:span text:style-name="Source_20_Text">GET</text:span>, <text:span text:style-name="Source_20_Text">DEL</text:span>) and prepares responses.</text:p>
        </text:list-item>
        <text:list-item>
          <text:p text:style-name="P5"><text:span text:style-name="Strong_20_Emphasis">Write Event Handling</text:span>: Responses are queued and sent when the socket is writable.</text:p>
        </text:list-item>
        <text:list-item>
          <text:p text:style-name="P5"><text:span text:style-name="Strong_20_Emphasis">Trade-offs</text:span>:</text:p>
          <text:list>
            <text:list-item>
              <text:p text:style-name="P5">Ensures efficient request-response processing.</text:p>
            </text:list-item>
            <text:list-item>
              <text:p text:style-name="P5">Requires explicit state tracking for partial writes.</text:p>
            </text:list-item>
          </text:list>
        </text:list-item>
      </text:list>
      <text:h text:style-name="Heading_20_4" text:outline-level="4">2.5 Connection Lifecycle Management</text:h>
      <text:list text:style-name="L5">
        <text:list-item>
          <text:p text:style-name="P6"><text:span text:style-name="Strong_20_Emphasis">Idle Timeout</text:span>: Connections with no activity for a configurable duration are closed to free resources.</text:p>
        </text:list-item>
        <text:list-item>
          <text:p text:style-name="P6"><text:span text:style-name="Strong_20_Emphasis">Graceful Shutdown</text:span>: On server termination, all active connections are properly closed.</text:p>
        </text:list-item>
        <text:list-item>
          <text:p text:style-name="P6"><text:span text:style-name="Strong_20_Emphasis">Trade-offs</text:span>:</text:p>
          <text:list>
            <text:list-item>
              <text:p text:style-name="P6">Helps manage resources efficiently.</text:p>
            </text:list-item>
            <text:list-item>
              <text:p text:style-name="P6">Requires periodic checks to remove stale connections.</text:p>
            </text:list-item>
          </text:list>
        </text:list-item>
      </text:list>
      <text:h text:style-name="Heading_20_3" text:outline-level="3">3. <text:span text:style-name="T3">Future </text:span>Optimizations</text:h>
      <text:list text:style-name="L6">
        <text:list-item>
          <text:p text:style-name="P7"><text:span text:style-name="Strong_20_Emphasis">Batching Writes</text:span>: Multiple responses are coalesced to reduce system calls.</text:p>
        </text:list-item>
        <text:list-item>
          <text:p text:style-name="P7"><text:span text:style-name="Strong_20_Emphasis">Pipelining Support</text:span>: Clients can send multiple commands in a single request to minimize round-trip latency.</text:p>
        </text:list-item>
        <text:list-item>
          <text:p text:style-name="P7"><text:span text:style-name="Strong_20_Emphasis">Connection Pooling</text:span>: Future optimization to reuse connections instead of closing and reopening them.</text:p>
        </text:list-item>
      </text:list>
      <text:h text:style-name="P8" text:outline-level="3">4. <text:span text:style-name="T4">Benchmark Results</text:span></text:h>
      <text:p text:style-name="P9">For SET:</text:p>
      <table:table table:name="BenchmarkResults" table:style-name="BenchmarkResults" table:template-name="Box List Blue">
        <table:table-column table:style-name="BenchmarkResults.A"/>
        <table:table-column table:style-name="BenchmarkResults.B" table:number-columns-repeated="3"/>
        <table:table-row table:style-name="BenchmarkResults.1">
          <table:table-cell table:style-name="BenchmarkResults.A1" table:number-rows-spanned="2" office:value-type="string">
            <text:p text:style-name="P10">Number of Commands</text:p>
          </table:table-cell>
          <table:table-cell table:style-name="BenchmarkResults.A1" table:number-columns-spanned="3" office:value-type="string">
            <text:p text:style-name="P11">Number of Clients</text:p>
          </table:table-cell>
          <table:covered-table-cell/>
          <table:covered-table-cell/>
        </table:table-row>
        <table:table-row>
          <table:covered-table-cell table:style-name="BenchmarkResults.A1"/>
          <table:table-cell table:style-name="BenchmarkResults.B2" office:value-type="float" office:value="10">
            <text:p text:style-name="P12">10</text:p>
          </table:table-cell>
          <table:table-cell table:style-name="BenchmarkResults.B2" office:value-type="float" office:value="100">
            <text:p text:style-name="P12">100</text:p>
          </table:table-cell>
          <table:table-cell table:style-name="BenchmarkResults.D2" office:value-type="float" office:value="1000">
            <text:p text:style-name="P12">1000</text:p>
          </table:table-cell>
        </table:table-row>
        <table:table-row table:style-name="BenchmarkResults.1">
          <table:table-cell table:style-name="BenchmarkResults.A3" office:value-type="string">
            <text:p text:style-name="P13">10000</text:p>
          </table:table-cell>
          <table:table-cell table:style-name="BenchmarkResults.B3" office:value-type="string">
            <text:p text:style-name="P12">50761.42 <text:span text:style-name="T5">rps</text:span></text:p>
          </table:table-cell>
          <table:table-cell table:style-name="BenchmarkResults.C3" office:value-type="string">
            <text:p text:style-name="P14">49261.09 <text:span text:style-name="T6">rps</text:span></text:p>
          </table:table-cell>
          <table:table-cell table:style-name="BenchmarkResults.D3" office:value-type="string">
            <text:p text:style-name="P14">42194.09 <text:span text:style-name="T7">r</text:span><text:span text:style-name="T8">ps</text:span></text:p>
          </table:table-cell>
        </table:table-row>
        <table:table-row>
          <table:table-cell table:style-name="BenchmarkResults.A4" office:value-type="string">
            <text:p text:style-name="P15">100000</text:p>
          </table:table-cell>
          <table:table-cell table:style-name="BenchmarkResults.B4" office:value-type="string">
            <text:p text:style-name="P16">50100.2 <text:s text:c="2"/><text:span text:style-name="T9">rps</text:span></text:p>
          </table:table-cell>
          <table:table-cell table:style-name="BenchmarkResults.C4" office:value-type="string">
            <text:p text:style-name="P16">49455.98 <text:span text:style-name="T10">rps</text:span></text:p>
          </table:table-cell>
          <table:table-cell table:style-name="BenchmarkResults.D4" office:value-type="string">
            <text:p text:style-name="P16">46663.56 <text:span text:style-name="T11">rps</text:span></text:p>
          </table:table-cell>
        </table:table-row>
        <table:table-row table:style-name="BenchmarkResults.5">
          <table:table-cell table:style-name="BenchmarkResults.A5" office:value-type="string">
            <text:p text:style-name="P15">1000000</text:p>
          </table:table-cell>
          <table:table-cell table:style-name="BenchmarkResults.B5" office:value-type="string">
            <text:p text:style-name="P16">68946.5 <text:s text:c="2"/><text:span text:style-name="T12">rps</text:span></text:p>
          </table:table-cell>
          <table:table-cell table:style-name="BenchmarkResults.C5" office:value-type="string">
            <text:p text:style-name="P16">65560.88 <text:span text:style-name="T13">rps</text:span></text:p>
          </table:table-cell>
          <table:table-cell table:style-name="BenchmarkResults.D5" office:value-type="string">
            <text:p text:style-name="P16">64994.15 <text:span text:style-name="T14">rps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8"><text:soft-page-break/>For <text:span text:style-name="T15">GET</text:span>:</text:p>
      <table:table table:name="Table1" table:style-name="Table1" table:template-name="Box List Blue">
        <table:table-column table:style-name="Table1.A"/>
        <table:table-column table:style-name="Table1.B" table:number-columns-repeated="3"/>
        <table:table-row table:style-name="Table1.1">
          <table:table-cell table:style-name="Table1.A1" table:number-rows-spanned="2" office:value-type="string">
            <text:p text:style-name="P19">Number of Commands</text:p>
          </table:table-cell>
          <table:table-cell table:style-name="Table1.A1" table:number-columns-spanned="3" office:value-type="string">
            <text:p text:style-name="P20">Number of Clients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B2" office:value-type="float" office:value="10">
            <text:p text:style-name="P21">10</text:p>
          </table:table-cell>
          <table:table-cell table:style-name="Table1.B2" office:value-type="float" office:value="100">
            <text:p text:style-name="P21">100</text:p>
          </table:table-cell>
          <table:table-cell table:style-name="Table1.D2" office:value-type="float" office:value="1000">
            <text:p text:style-name="P21">1000</text:p>
          </table:table-cell>
        </table:table-row>
        <table:table-row table:style-name="Table1.1">
          <table:table-cell table:style-name="Table1.A3" office:value-type="string">
            <text:p text:style-name="P22">10000</text:p>
          </table:table-cell>
          <table:table-cell table:style-name="Table1.B3" office:value-type="string">
            <text:p text:style-name="P21">51282.05 <text:s text:c="2"/><text:span text:style-name="T16">rps</text:span></text:p>
          </table:table-cell>
          <table:table-cell table:style-name="Table1.C3" office:value-type="string">
            <text:p text:style-name="P23">51020.41 <text:s text:c="2"/><text:span text:style-name="T17">rps</text:span></text:p>
          </table:table-cell>
          <table:table-cell table:style-name="Table1.D3" office:value-type="string">
            <text:p text:style-name="P23">42194.09 <text:span text:style-name="T18">rps</text:span></text:p>
          </table:table-cell>
        </table:table-row>
        <table:table-row>
          <table:table-cell table:style-name="Table1.A4" office:value-type="string">
            <text:p text:style-name="P24">100000</text:p>
          </table:table-cell>
          <table:table-cell table:style-name="Table1.B4" office:value-type="string">
            <text:p text:style-name="P25">52056.22 <text:s text:c="2"/><text:span text:style-name="T19">rps</text:span></text:p>
          </table:table-cell>
          <table:table-cell table:style-name="Table1.C4" office:value-type="string">
            <text:p text:style-name="P25">50075.11 <text:s text:c="2"/><text:span text:style-name="T20">rps</text:span></text:p>
          </table:table-cell>
          <table:table-cell table:style-name="Table1.D4" office:value-type="string">
            <text:p text:style-name="P25">46882.33 <text:span text:style-name="T21">rps</text:span></text:p>
          </table:table-cell>
        </table:table-row>
        <table:table-row table:style-name="Table1.5">
          <table:table-cell table:style-name="Table1.A5" office:value-type="string">
            <text:p text:style-name="P24">1000000</text:p>
          </table:table-cell>
          <table:table-cell table:style-name="Table1.B5" office:value-type="string">
            <text:p text:style-name="P25">104602.51 <text:span text:style-name="T22">rps</text:span></text:p>
          </table:table-cell>
          <table:table-cell table:style-name="Table1.C5" office:value-type="string">
            <text:p text:style-name="P25">100110.12 <text:span text:style-name="T23">rps</text:span></text:p>
          </table:table-cell>
          <table:table-cell table:style-name="Table1.D5" office:value-type="string">
            <text:p text:style-name="P26">76911.24 rps</text:p>
          </table:table-cell>
        </table:table-row>
      </table:table>
      <text:p text:style-name="P27"/>
      <text:h text:style-name="Heading_20_3" text:outline-level="3"><text:span text:style-name="T24">5</text:span>. Conclusion</text:h>
      <text:p text:style-name="Text_20_body">The connection management layer of BlinkDB is designed to handle high concurrency with minimal resource overhead. By leveraging non-blocking I/O and efficient event handling mechanisms, the system ensures responsiveness while maintaining scalabil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1:37:07.020727923</meta:creation-date>
    <dc:date>2025-03-27T00:38:46.928837727</dc:date>
    <meta:editing-duration>PT14M37S</meta:editing-duration>
    <meta:editing-cycles>52</meta:editing-cycles>
    <meta:generator>LibreOffice/24.8.5.2$Linux_X86_64 LibreOffice_project/480$Build-2</meta:generator>
    <meta:document-statistic meta:table-count="2" meta:image-count="0" meta:object-count="0" meta:page-count="3" meta:paragraph-count="79" meta:word-count="447" meta:character-count="3085" meta:non-whitespace-character-count="2735"/>
  </office:meta>
</office:document-meta>
</file>